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" svg:font-family="'Helvetica Neue'" style:font-pitch="variable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2" style:family="paragraph" style:parent-style-name="Table_20_Heading">
      <style:paragraph-properties fo:text-align="start" style:justify-single-word="false"/>
      <style:text-properties officeooo:paragraph-rsid="0042debc"/>
    </style:style>
    <style:style style:name="P3" style:family="paragraph" style:parent-style-name="No_20_Spacing">
      <style:paragraph-properties fo:text-align="justify" style:justify-single-word="false"/>
      <style:text-properties style:font-name="Helvetica Neue" fo:font-size="10pt" officeooo:paragraph-rsid="00decb65" style:font-size-asian="10pt" style:font-name-complex="Calibri" style:font-size-complex="10pt"/>
    </style:style>
    <style:style style:name="P4" style:family="paragraph" style:parent-style-name="Text_20_body">
      <style:text-properties style:font-name="Times New Roman" fo:font-size="11pt" fo:language="en" fo:country="US" officeooo:paragraph-rsid="00ccbf6f" style:font-size-asian="9.60000038146973pt" style:font-size-complex="11pt"/>
    </style:style>
    <style:style style:name="P5" style:family="paragraph" style:parent-style-name="Heading_20_2">
      <style:text-properties officeooo:paragraph-rsid="0089df4d"/>
    </style:style>
    <style:style style:name="P6" style:family="paragraph" style:parent-style-name="Text_20_body">
      <style:text-properties fo:font-size="10pt" fo:language="en" fo:country="US" officeooo:paragraph-rsid="00ca266d" style:font-size-asian="10pt" style:font-size-complex="10pt"/>
    </style:style>
    <style:style style:name="P7" style:family="paragraph" style:parent-style-name="Heading_20_2">
      <style:text-properties officeooo:paragraph-rsid="00d16749"/>
    </style:style>
    <style:style style:name="P8" style:family="paragraph" style:parent-style-name="Body" style:list-style-name="WW8Num1">
      <style:text-properties officeooo:paragraph-rsid="00d16749"/>
    </style:style>
    <style:style style:name="P9" style:family="paragraph" style:parent-style-name="Text_20_body">
      <style:text-properties style:font-name="Times New Roman" fo:font-size="10pt" fo:language="en" fo:country="US" officeooo:paragraph-rsid="00d16749" style:font-size-asian="10pt" style:font-size-complex="10pt"/>
    </style:style>
    <style:style style:name="P10" style:family="paragraph" style:parent-style-name="No_20_Spacing">
      <style:paragraph-properties fo:text-align="justify" style:justify-single-word="false"/>
      <style:text-properties style:font-name="Helvetica Neue" fo:font-size="10pt" fo:font-weight="bold" officeooo:rsid="00134f98" officeooo:paragraph-rsid="00df30ea" style:font-size-asian="10pt" style:font-weight-asian="bold" style:font-size-complex="10pt" style:font-weight-complex="bold"/>
    </style:style>
    <style:style style:name="P11" style:family="paragraph" style:parent-style-name="No_20_Spacing">
      <style:paragraph-properties fo:text-align="justify" style:justify-single-word="false"/>
      <style:text-properties style:font-name="Helvetica Neue" fo:font-size="10pt" officeooo:paragraph-rsid="00ded63e" style:font-size-asian="10pt" style:font-name-complex="Calibri" style:font-size-complex="10pt"/>
    </style:style>
    <style:style style:name="P12" style:family="paragraph" style:parent-style-name="No_20_Spacing" style:list-style-name="L1">
      <style:paragraph-properties fo:text-align="justify" style:justify-single-word="false"/>
      <style:text-properties style:font-name="Helvetica Neue" fo:font-size="10pt" officeooo:paragraph-rsid="00ded63e" style:font-size-asian="10pt" style:font-name-complex="Calibri" style:font-size-complex="10pt"/>
    </style:style>
    <style:style style:name="P13" style:family="paragraph" style:parent-style-name="No_20_Spacing" style:list-style-name="L1">
      <style:paragraph-properties fo:text-align="justify" style:justify-single-word="false"/>
      <style:text-properties style:font-name="Helvetica Neue" fo:font-size="10pt" officeooo:rsid="00293f96" officeooo:paragraph-rsid="00ded63e" style:font-size-asian="10pt" style:font-name-complex="Calibri" style:font-size-complex="10pt"/>
    </style:style>
    <style:style style:name="P14" style:family="paragraph" style:parent-style-name="No_20_Spacing" style:list-style-name="L1">
      <style:paragraph-properties fo:text-align="justify" style:justify-single-word="false"/>
      <style:text-properties style:font-name="Helvetica Neue" fo:font-size="10pt" officeooo:rsid="002b72a5" officeooo:paragraph-rsid="00ded63e" style:font-size-asian="10pt" style:font-name-complex="Calibri" style:font-size-complex="10pt"/>
    </style:style>
    <style:style style:name="P15" style:family="paragraph" style:parent-style-name="No_20_Spacing" style:list-style-name="L1">
      <style:paragraph-properties fo:text-align="justify" style:justify-single-word="false"/>
      <style:text-properties officeooo:paragraph-rsid="00ded63e"/>
    </style:style>
    <style:style style:name="P16" style:family="paragraph" style:parent-style-name="Heading_20_3">
      <style:text-properties officeooo:paragraph-rsid="00ded63e"/>
    </style:style>
    <style:style style:name="P17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18" style:family="paragraph" style:parent-style-name="Text_20_body" style:list-style-name="WW8Num3">
      <style:paragraph-properties fo:text-align="start" style:justify-single-word="false"/>
      <style:text-properties style:font-name="Times New Roman" fo:font-size="10pt" fo:language="en" fo:country="US" officeooo:paragraph-rsid="0053a370" style:font-size-asian="10pt" style:font-size-complex="10pt"/>
    </style:style>
    <style:style style:name="P19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20" style:family="paragraph" style:parent-style-name="Text_20_body">
      <style:paragraph-properties fo:text-align="start" style:justify-single-word="false"/>
      <style:text-properties officeooo:paragraph-rsid="0053a370"/>
    </style:style>
    <style:style style:name="P21" style:family="paragraph" style:parent-style-name="Heading_20_3">
      <style:text-properties officeooo:paragraph-rsid="0045a445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paragraph-rsid="002379e6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paragraph-rsid="00413500"/>
    </style:style>
    <style:style style:name="P24" style:family="paragraph" style:parent-style-name="Text_20_body">
      <style:paragraph-properties fo:text-align="start" style:justify-single-word="false"/>
      <style:text-properties officeooo:paragraph-rsid="00413500"/>
    </style:style>
    <style:style style:name="P25" style:family="paragraph" style:parent-style-name="Heading_20_3">
      <style:text-properties officeooo:paragraph-rsid="0047684f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paragraph-rsid="00404e26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paragraph-rsid="0085cd88"/>
    </style:style>
    <style:style style:name="P28" style:family="paragraph" style:parent-style-name="Text_20_body">
      <style:paragraph-properties fo:text-align="start" style:justify-single-word="false"/>
      <style:text-properties officeooo:paragraph-rsid="0085cd88"/>
    </style:style>
    <style:style style:name="P29" style:family="paragraph" style:parent-style-name="Heading_20_3">
      <style:text-properties officeooo:paragraph-rsid="00769778"/>
    </style:style>
    <style:style style:name="P30" style:family="paragraph" style:parent-style-name="Body" style:list-style-name="WW8Num1">
      <style:text-properties style:font-name="Times New Roman" fo:font-size="10pt" fo:language="en" fo:country="US" officeooo:paragraph-rsid="001c61e5" style:font-size-asian="10pt" style:font-size-complex="10pt"/>
    </style:style>
    <style:style style:name="P31" style:family="paragraph" style:parent-style-name="Body" style:list-style-name="WW8Num1">
      <style:text-properties style:font-name="Times New Roman" fo:font-size="10pt" fo:language="en" fo:country="US" officeooo:paragraph-rsid="001d4365" style:font-size-asian="10pt" style:font-size-complex="10pt"/>
    </style:style>
    <style:style style:name="P32" style:family="paragraph" style:parent-style-name="Body">
      <style:text-properties style:font-name="Times New Roman" fo:font-size="10pt" fo:language="en" fo:country="US" officeooo:paragraph-rsid="001d4365" style:font-size-asian="10pt" style:font-size-complex="10pt"/>
    </style:style>
    <style:style style:name="P33" style:family="paragraph" style:parent-style-name="Body" style:list-style-name="WW8Num1">
      <style:text-properties style:font-name="Times New Roman" fo:font-size="10pt" fo:language="en" fo:country="US" style:text-underline-style="none" style:font-size-asian="10pt" style:font-size-complex="10pt"/>
    </style:style>
    <style:style style:name="P34" style:family="paragraph" style:parent-style-name="Body">
      <style:text-properties style:font-name="Times New Roman" fo:font-size="10pt" fo:language="en" fo:country="US" style:text-underline-style="none" style:font-size-asian="10pt" style:font-size-complex="10pt"/>
    </style:style>
    <style:style style:name="P35" style:family="paragraph" style:parent-style-name="Body" style:list-style-name="WW8Num1">
      <style:text-properties style:font-name="Times New Roman" fo:font-size="10pt" fo:language="en" fo:country="US" style:font-size-asian="10pt" style:font-size-complex="10pt"/>
    </style:style>
    <style:style style:name="P36" style:family="paragraph" style:parent-style-name="Body">
      <style:text-properties style:font-name="Times New Roman" fo:font-size="10pt" fo:language="en" fo:country="US" style:font-size-asian="10pt" style:font-size-complex="10pt"/>
    </style:style>
    <style:style style:name="P37" style:family="paragraph" style:parent-style-name="Body" style:list-style-name="WW8Num1"/>
    <style:style style:name="P38" style:family="paragraph" style:parent-style-name="Heading_20_3">
      <style:text-properties officeooo:paragraph-rsid="00771076"/>
    </style:style>
    <style:style style:name="P39" style:family="paragraph" style:parent-style-name="Heading_20_3">
      <style:text-properties officeooo:paragraph-rsid="00787a7a"/>
    </style:style>
    <style:style style:name="P40" style:family="paragraph" style:parent-style-name="Heading_20_3">
      <style:text-properties officeooo:paragraph-rsid="007a15fd"/>
    </style:style>
    <style:style style:name="P41" style:family="paragraph" style:parent-style-name="Heading_20_3">
      <style:text-properties officeooo:paragraph-rsid="007a2d68"/>
    </style:style>
    <style:style style:name="P42" style:family="paragraph" style:parent-style-name="Heading_20_3">
      <style:text-properties officeooo:paragraph-rsid="007acea5"/>
    </style:style>
    <style:style style:name="P43" style:family="paragraph" style:parent-style-name="Text_20_body" style:list-style-name="L3">
      <style:paragraph-properties fo:text-align="start" style:justify-single-word="false"/>
      <style:text-properties officeooo:paragraph-rsid="00d16749"/>
    </style:style>
    <style:style style:name="P44" style:family="paragraph" style:parent-style-name="Text_20_body">
      <style:paragraph-properties fo:text-align="start" style:justify-single-word="false"/>
      <style:text-properties officeooo:paragraph-rsid="00d16749"/>
    </style:style>
    <style:style style:name="P45" style:family="paragraph" style:parent-style-name="Text_20_body" style:list-style-name="L4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d16749"/>
    </style:style>
    <style:style style:name="P46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d16749" style:font-size-asian="9.60000038146973pt" style:font-size-complex="11pt"/>
    </style:style>
    <style:style style:name="T1" style:family="text">
      <style:text-properties style:font-name="Times New Roman" fo:language="en" fo:country="US" style:font-name-complex="Times New Roman" style:text-emphasize="none"/>
    </style:style>
    <style:style style:name="T2" style:family="text">
      <style:text-properties style:font-name="Times New Roman" fo:language="en" fo:country="US" officeooo:rsid="00846dd8" style:font-name-complex="Times New Roman" style:text-emphasize="none"/>
    </style:style>
    <style:style style:name="T3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" style:family="text">
      <style:text-properties style:font-name="Times New Roman" fo:language="en" fo:country="US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5" style:family="text">
      <style:text-properties style:font-name="Times New Roman" fo:language="en" fo:country="US" fo:font-style="italic" style:text-underline-style="none" fo:font-weight="bold" officeooo:rsid="007cd991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language="en" fo:country="US" style:font-name-complex="Times New Roman"/>
    </style:style>
    <style:style style:name="T7" style:family="text">
      <style:text-properties style:font-name="Times New Roman" fo:language="en" fo:country="US" officeooo:rsid="00befe6f" style:font-name-complex="Times New Roman"/>
    </style:style>
    <style:style style:name="T8" style:family="text">
      <style:text-properties style:font-name="Times New Roman" fo:language="en" fo:country="US" fo:font-style="italic" officeooo:rsid="00c0519d" style:font-style-asian="italic" style:font-name-complex="Times New Roman" style:font-style-complex="italic"/>
    </style:style>
    <style:style style:name="T9" style:family="text">
      <style:text-properties style:font-name="Times New Roman" fo:language="en" fo:country="US" fo:font-style="italic" officeooo:rsid="00c40a12" style:font-style-asian="italic" style:font-name-complex="Times New Roman" style:font-style-complex="italic"/>
    </style:style>
    <style:style style:name="T10" style:family="text">
      <style:text-properties fo:color="#000000" loext:opacity="100%" style:font-name="Times New Roman" fo:font-size="11pt" fo:language="en" fo:country="US" fo:font-style="italic" style:text-underline-style="none" fo:font-weight="normal" officeooo:rsid="002202b4" style:font-size-asian="9.60000038146973pt" style:font-style-asian="italic" style:font-weight-asian="normal" style:font-size-complex="11pt" style:font-style-complex="italic" style:font-weight-complex="normal"/>
    </style:style>
    <style:style style:name="T11" style:family="text">
      <style:text-properties style:font-name="Helvetica Neue" fo:font-size="10pt" fo:language="en" fo:country="US" officeooo:rsid="00cfc09d" style:font-size-asian="10pt" style:font-name-complex="Calibri" style:font-size-complex="10pt"/>
    </style:style>
    <style:style style:name="T12" style:family="text">
      <style:text-properties fo:color="#000000" loext:opacity="100%" style:font-name="Times New Roman" fo:font-size="10pt" fo:language="en" fo:country="US" fo:font-style="italic" style:text-underline-style="none" fo:font-weight="normal" officeooo:rsid="002202b4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style:font-name="Times New Roman" fo:font-size="12pt" fo:language="en" fo:country="US" officeooo:rsid="00454177" style:font-size-asian="12pt" style:font-name-complex="Times New Roman" style:font-size-complex="12pt"/>
    </style:style>
    <style:style style:name="T14" style:family="text">
      <style:text-properties style:font-name="Times New Roman" fo:font-size="12pt" fo:language="en" fo:country="US" officeooo:rsid="00c792e7" style:font-size-asian="12pt" style:font-name-complex="Times New Roman" style:font-size-complex="12pt"/>
    </style:style>
    <style:style style:name="T15" style:family="text">
      <style:text-properties style:font-name="Times New Roman" fo:font-size="12pt" fo:language="en" fo:country="US" officeooo:rsid="0048e99e" style:font-size-asian="12pt" style:font-name-complex="Times New Roman" style:font-size-complex="12pt"/>
    </style:style>
    <style:style style:name="T16" style:family="text">
      <style:text-properties officeooo:rsid="002d40d2"/>
    </style:style>
    <style:style style:name="T17" style:family="text">
      <style:text-properties fo:font-variant="normal" fo:text-transform="none" fo:color="#000000" loext:opacity="100%" style:font-name="Times New Roman" fo:letter-spacing="normal" fo:font-style="normal" fo:font-weight="normal" officeooo:rsid="0043bc9d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language="en" fo:country="US" style:font-family-asian="Arial, sans-serif" style:font-family-generic-asian="swiss" style:font-size-asian="12pt" style:font-family-complex="Arial, sans-serif" style:font-family-generic-complex="swiss" style:font-size-complex="12pt"/>
    </style:style>
    <style:style style:name="T19" style:family="text">
      <style:text-properties fo:font-variant="normal" fo:text-transform="none" fo:color="#000000" loext:opacity="100%" style:font-name="Times New Roman" fo:font-size="10pt" fo:letter-spacing="normal" fo:language="en" fo:country="US" style:font-size-asian="10pt" style:font-size-complex="10pt"/>
    </style:style>
    <style:style style:name="T20" style:family="text">
      <style:text-properties fo:font-variant="normal" fo:text-transform="none" fo:color="#000000" loext:opacity="100%" style:font-name="Times New Roman" fo:font-size="10pt" fo:letter-spacing="normal" fo:language="en" fo:country="US" officeooo:rsid="00d16749" style:font-size-asian="10pt" style:font-size-complex="10pt"/>
    </style:style>
    <style:style style:name="T21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5a65e6" style:font-size-asian="10pt" style:font-style-asian="italic" style:font-size-complex="10pt" style:font-style-complex="italic"/>
    </style:style>
    <style:style style:name="T22" style:family="text">
      <style:text-properties fo:font-variant="normal" fo:text-transform="none" fo:color="#000000" loext:opacity="100%" style:font-name="Times New Roman" fo:font-size="10pt" fo:letter-spacing="normal" fo:language="en" fo:country="US" style:font-name-asian="Times New Roman1" style:font-size-asian="10pt" style:font-name-complex="Times New Roman1" style:font-size-complex="10pt"/>
    </style:style>
    <style:style style:name="T23" style:family="text">
      <style:text-properties style:font-name="Times New Roman" fo:font-size="10pt" fo:language="en" fo:country="US" style:font-size-asian="10pt" style:font-size-complex="10pt"/>
    </style:style>
    <style:style style:name="T24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name-asian="Times New Roman1" style:font-size-asian="10pt" style:font-style-asian="italic" style:font-name-complex="Times New Roman1" style:font-size-complex="10pt" style:font-style-complex="italic"/>
    </style:style>
    <style:style style:name="T25" style:family="text">
      <style:text-properties fo:font-variant="normal" fo:text-transform="none" fo:color="#000000" loext:opacity="100%" style:font-name="Times New Roman" fo:font-size="10pt" fo:letter-spacing="normal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26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size-asian="10pt" style:font-style-asian="italic" style:font-size-complex="10pt" style:font-style-complex="italic"/>
    </style:style>
    <style:style style:name="T27" style:family="text">
      <style:text-properties style:font-name="Times New Roman" fo:language="en" fo:country="US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language="en" fo:country="US" officeooo:rsid="006ec945" style:font-name-asian="Times New Roman1" style:font-size-asian="12pt" style:font-name-complex="Times New Roman1" style:font-size-complex="12pt"/>
    </style:style>
    <style:style style:name="T29" style:family="text">
      <style:text-properties officeooo:rsid="00272873"/>
    </style:style>
    <style:style style:name="T30" style:family="text">
      <style:text-properties fo:language="en" fo:country="US" style:letter-kerning="true" style:font-family-asian="Aptos" style:font-family-generic-asian="system" style:font-pitch-asian="variable" style:language-asian="en" style:country-asian="US" style:font-name-complex="Calibri" style:language-complex="ar" style:country-complex="SA"/>
    </style:style>
    <style:style style:name="T31" style:family="text">
      <style:text-properties fo:language="en" fo:country="US" officeooo:rsid="002c3f76" style:letter-kerning="true" style:font-family-asian="Aptos" style:font-family-generic-asian="system" style:font-pitch-asian="variable" style:language-asian="en" style:country-asian="US" style:font-name-complex="Calibri" style:language-complex="ar" style:country-complex="SA"/>
    </style:style>
    <style:style style:name="T32" style:family="text">
      <style:text-properties fo:language="en" fo:country="US" officeooo:rsid="00272873" style:letter-kerning="true" style:font-family-asian="Aptos" style:font-family-generic-asian="system" style:font-pitch-asian="variable" style:language-asian="en" style:country-asian="US" style:font-name-complex="Calibri" style:language-complex="ar" style:country-complex="SA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59832" style:font-weight-asian="bold" style:font-weight-complex="bold"/>
    </style:style>
    <style:style style:name="T35" style:family="text">
      <style:text-properties officeooo:rsid="00293f96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2ab8d2" style:font-style-asian="italic" style:font-style-complex="italic"/>
    </style:style>
    <style:style style:name="T38" style:family="text">
      <style:text-properties fo:font-style="italic" officeooo:rsid="002b72a5" style:font-style-asian="italic" style:font-style-complex="italic"/>
    </style:style>
    <style:style style:name="T39" style:family="text">
      <style:text-properties officeooo:rsid="002b72a5"/>
    </style:style>
    <style:style style:name="T40" style:family="text">
      <style:text-properties style:font-name="Helvetica Neue" fo:font-size="10pt" style:font-size-asian="10pt" style:font-name-complex="Calibri" style:font-size-complex="10pt"/>
    </style:style>
    <style:style style:name="T41" style:family="text">
      <style:text-properties style:font-name="Helvetica Neue" fo:font-size="10pt" officeooo:rsid="002770c9" style:font-size-asian="10pt" style:font-name-complex="Calibri" style:font-size-complex="10pt"/>
    </style:style>
    <style:style style:name="T42" style:family="text">
      <style:text-properties style:font-name="Helvetica Neue" fo:font-size="10pt" fo:language="en" fo:country="US" officeooo:rsid="000cdcb2" style:font-name-asian="Times New Roman" style:font-size-asian="10pt" style:font-name-complex="Calibri" style:font-size-complex="10pt"/>
    </style:style>
    <style:style style:name="T43" style:family="text">
      <style:text-properties style:font-name="Helvetica Neue" fo:font-size="10pt" fo:language="en" fo:country="US" officeooo:rsid="00272873" style:font-name-asian="Times New Roman" style:font-size-asian="10pt" style:font-name-complex="Calibri" style:font-size-complex="10pt"/>
    </style:style>
    <style:style style:name="T44" style:family="text">
      <style:text-properties style:font-name="Helvetica Neue" fo:font-size="10pt" fo:language="en" fo:country="US" officeooo:rsid="00134f98" style:font-name-asian="Times New Roman" style:font-size-asian="10pt" style:font-name-complex="Calibri" style:font-size-complex="10pt"/>
    </style:style>
    <style:style style:name="T45" style:family="text">
      <style:text-properties style:font-name="Times New Roman" fo:font-size="12pt" fo:language="en" fo:country="US" officeooo:rsid="000cdcb2" style:font-name-asian="Times New Roman" style:font-size-asian="12pt" style:font-name-complex="Times New Roman" style:font-size-complex="12pt"/>
    </style:style>
    <style:style style:name="T46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47" style:family="text">
      <style:text-properties style:font-name="Times New Roman" fo:font-size="12pt" fo:language="en" fo:country="US" officeooo:rsid="0050c951" style:font-name-asian="Times New Roman" style:font-size-asian="12pt" style:font-name-complex="Times New Roman" style:font-size-complex="12pt"/>
    </style:style>
    <style:style style:name="T48" style:family="text">
      <style:text-properties style:font-name="Times New Roman" fo:font-size="12pt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49" style:family="text">
      <style:text-properties style:font-name="Times New Roman" fo:font-size="12pt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50" style:family="text">
      <style:text-properties style:font-name="Times New Roman" fo:font-size="12pt" fo:language="en" fo:country="US" fo:font-style="italic" fo:font-weight="normal" officeooo:rsid="00602bad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51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52" style:family="text">
      <style:text-properties style:font-name="Times New Roman" fo:font-size="10pt" fo:language="en" fo:country="US" officeooo:rsid="006cf371" style:font-name-asian="Times New Roman" style:font-size-asian="10pt" style:font-name-complex="Times New Roman" style:font-size-complex="10pt"/>
    </style:style>
    <style:style style:name="T53" style:family="text">
      <style:text-properties style:font-name="Times New Roman" fo:font-size="10pt" fo:language="en" fo:country="US" officeooo:rsid="002b959b" style:font-name-asian="Times New Roman" style:font-size-asian="10pt" style:font-name-complex="Times New Roman" style:font-size-complex="10pt"/>
    </style:style>
    <style:style style:name="T54" style:family="text">
      <style:text-properties style:font-name="Times New Roman" fo:font-size="10pt" fo:language="en" fo:country="US" officeooo:rsid="001f7cea" style:font-name-asian="Times New Roman" style:font-size-asian="10pt" style:font-name-complex="Times New Roman" style:font-size-complex="10pt"/>
    </style:style>
    <style:style style:name="T55" style:family="text">
      <style:text-properties style:font-name="Times New Roman" fo:font-size="10pt" fo:language="en" fo:country="US" officeooo:rsid="001f7cea" style:font-size-asian="10pt" style:font-size-complex="10pt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413500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7f6f4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413500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 style:text-emphasize="none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41350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5672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4400f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0cdcb2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0cdcb2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e7ad3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1c61e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6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style:font-name-asian="Times New Roman1" style:font-size-asian="12pt" style:font-name-complex="Times New Roman1" style:font-size-complex="12pt"/>
    </style:style>
    <style:style style:name="T67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officeooo:rsid="001c61e5" style:font-name-asian="Times New Roman1" style:font-size-asian="12pt" style:font-name-complex="Times New Roman1" style:font-size-complex="12pt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fo:font-weight="normal" officeooo:rsid="001d4365" style:letter-kerning="true" style:font-name-asian="Arial Unicode MS" style:font-style-asian="normal" style:font-weight-asian="normal" style:font-name-complex="Arial Unicode MS" style:font-style-complex="normal" style:font-weight-complex="normal" style:text-emphasize="none"/>
    </style:style>
    <style:style style:name="T69" style:family="text">
      <style:text-properties style:text-underline-style="none"/>
    </style:style>
    <style:style style:name="T70" style:family="text">
      <style:text-properties style:text-underline-style="none" officeooo:rsid="001d4365"/>
    </style:style>
    <style:style style:name="T71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72" style:family="text">
      <style:text-properties fo:font-variant="normal" fo:text-transform="none" fo:color="#000000" loext:opacity="100%" style:font-name="Times New Roman" fo:font-size="12pt" fo:letter-spacing="normal" fo:language="en" fo:country="US" fo:font-style="italic" style:text-underline-style="none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73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74" style:family="text">
      <style:text-properties fo:font-variant="normal" fo:text-transform="none" fo:color="#000000" loext:opacity="100%" style:font-name="Times New Roman" fo:font-size="12pt" fo:letter-spacing="normal" fo:language="en" fo:country="US" style:font-name-asian="Times New Roman1" style:font-size-asian="12pt" style:font-name-complex="Times New Roman1" style:font-size-complex="12pt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6977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6" style:family="text">
      <style:text-properties fo:font-variant="normal" fo:text-transform="none" fo:color="#000000" loext:opacity="100%" style:font-name="Times New Roman" fo:font-size="12pt" fo:letter-spacing="normal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77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78" style:family="text">
      <style:text-properties fo:font-variant="normal" fo:text-transform="none" fo:color="#000000" loext:opacity="100%" style:font-name="Times New Roman" fo:font-size="12pt" fo:letter-spacing="normal" fo:language="en" fo:country="US" officeooo:rsid="00771076" style:font-name-asian="Times New Roman1" style:font-size-asian="12pt" style:font-name-complex="Times New Roman1" style:font-size-complex="12pt"/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71076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0" style:family="text">
      <style:text-properties fo:font-variant="normal" fo:text-transform="none" fo:color="#000000" loext:opacity="100%" style:font-name="Times New Roman" fo:font-size="12pt" fo:letter-spacing="normal" fo:language="en" fo:country="US" officeooo:rsid="00787a7a" style:font-name-asian="Times New Roman1" style:font-size-asian="12pt" style:font-name-complex="Times New Roman1" style:font-size-complex="12pt"/>
    </style:style>
    <style:style style:name="T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87a7a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2" style:family="text">
      <style:text-properties fo:font-variant="normal" fo:text-transform="none" fo:color="#000000" loext:opacity="100%" style:font-name="Times New Roman" fo:font-size="12pt" fo:letter-spacing="normal" fo:language="en" fo:country="US" officeooo:rsid="007a15fd" style:font-name-asian="Times New Roman1" style:font-size-asian="12pt" style:font-name-complex="Times New Roman1" style:font-size-complex="12pt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15f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4" style:family="text">
      <style:text-properties fo:font-variant="normal" fo:text-transform="none" fo:color="#000000" loext:opacity="100%" style:font-name="Times New Roman" fo:font-size="12pt" fo:letter-spacing="normal" fo:language="en" fo:country="US" officeooo:rsid="007a2d68" style:font-name-asian="Times New Roman1" style:font-size-asian="12pt" style:font-name-complex="Times New Roman1" style:font-size-complex="12pt"/>
    </style:style>
    <style:style style:name="T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2d6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6" style:family="text">
      <style:text-properties fo:font-variant="normal" fo:text-transform="none" fo:color="#000000" loext:opacity="100%" style:font-name="Times New Roman" fo:font-size="12pt" fo:letter-spacing="normal" fo:language="en" fo:country="US" officeooo:rsid="007acea5" style:font-name-asian="Times New Roman1" style:font-size-asian="12pt" style:font-name-complex="Times New Roman1" style:font-size-complex="12pt"/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cea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8" style:family="text">
      <style:text-properties fo:font-variant="normal" fo:text-transform="none" fo:color="#000000" loext:opacity="100%" style:font-name="Times New Roman" fo:font-size="12pt" fo:letter-spacing="normal" fo:language="en" fo:country="US" officeooo:rsid="007c721b" style:font-name-asian="Times New Roman1" style:font-size-asian="12pt" style:font-name-complex="Times New Roman1" style:font-size-complex="12pt"/>
    </style:style>
    <style:style style:name="T89" style:family="text">
      <style:text-properties style:font-name="Times New Roman" fo:font-size="12pt" fo:language="en" fo:country="US" officeooo:rsid="007000c9" style:font-name-asian="Times New Roman" style:font-size-asian="12pt" style:font-name-complex="Times New Roman" style:font-size-complex="12pt"/>
    </style:style>
    <style:style style:name="T90" style:family="text">
      <style:text-properties style:font-name="Times New Roman" fo:font-size="10pt" fo:language="en" fo:country="US" officeooo:rsid="007000c9" style:font-size-asian="10pt" style:font-size-complex="10pt"/>
    </style:style>
    <style:style style:name="T91" style:family="text">
      <style:text-properties fo:color="#342a06" loext:opacity="100%" style:font-name="Times New Roman" fo:font-size="10pt" fo:language="en" fo:country="US" fo:background-color="#efefef" loext:char-shading-value="0" style:font-size-asian="10pt" style:font-family-complex="'Courier New'" style:font-family-generic-complex="modern" style:font-size-complex="10pt"/>
    </style:style>
    <style:style style:name="T92" style:family="text">
      <style:text-properties fo:color="#342a06" loext:opacity="100%" style:font-name="Times New Roman" fo:font-size="10pt" fo:language="en" fo:country="US" officeooo:rsid="007000c9" fo:background-color="#efefef" loext:char-shading-value="0" style:font-size-asian="10pt" style:font-family-complex="'Courier New'" style:font-family-generic-complex="modern" style:font-size-complex="10pt"/>
    </style:style>
    <style:style style:name="T93" style:family="text">
      <style:text-properties style:font-name="Times New Roman" fo:font-size="12pt" fo:language="en" fo:country="US" officeooo:rsid="0089df4d" style:font-name-asian="Times New Roman" style:font-size-asian="12pt" style:font-name-complex="Times New Roman" style:font-size-complex="12pt"/>
    </style:style>
    <style:style style:name="T94" style:family="text">
      <style:text-properties style:font-name="Times New Roman" fo:font-size="12pt" fo:language="en" fo:country="US" style:text-underline-style="none" style:font-name-asian="Times New Roman" style:font-size-asian="12pt" style:font-name-complex="Times New Roman" style:font-size-complex="12pt"/>
    </style:style>
    <style:style style:name="T95" style:family="text">
      <style:text-properties style:font-name="Times New Roman" fo:font-size="10pt" fo:language="en" fo:country="US" officeooo:rsid="000b506f" style:font-size-asian="10pt" style:font-size-complex="10pt"/>
    </style:style>
    <style:style style:name="T96" style:family="text">
      <style:text-properties style:font-name="Times New Roman" fo:font-size="10pt" fo:language="en" fo:country="US" officeooo:rsid="006180c0" style:font-size-asian="10pt" style:font-size-complex="10pt"/>
    </style:style>
    <style:style style:name="T97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98" style:family="text">
      <style:text-properties fo:color="#342a06" loext:opacity="100%" style:font-name="Times New Roman" fo:font-size="10pt" fo:language="en" fo:country="US" fo:font-weight="normal" officeooo:rsid="006180c0" fo:background-color="#efefef" loext:char-shading-value="0" style:font-size-asian="10pt" style:font-weight-asian="normal" style:font-family-complex="'Courier New'" style:font-family-generic-complex="modern" style:font-size-complex="10pt" style:font-weight-complex="normal"/>
    </style:style>
    <style:style style:name="T99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italic" style:text-underline-style="none" officeooo:rsid="0043bc9d" style:text-blinking="false" style:font-name-asian="Times New Roman" style:font-size-asian="12pt" style:font-style-asian="italic" style:font-name-complex="Times New Roman" style:font-size-complex="12pt" style:font-style-complex="italic"/>
    </style:style>
    <style:style style:name="T100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101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dce2cd" style:font-size-asian="10pt" style:font-size-complex="10pt"/>
    </style:style>
    <style:style style:name="T102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9.60000038146973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adwick </text:span><text:span text:style-name="T2">Timbric</text:span><text:span text:style-name="None"><text:span text:style-name="T3"> </text:span></text:span><text:span text:style-name="Internet_20_link"><text:span text:style-name="T4">(</text:span></text:span><text:span text:style-name="Internet_20_link"><text:span text:style-name="T5">chadwick.</text:span></text:span><text:span text:style-name="Internet_20_link"><text:span text:style-name="T4">timbric@gmail.com)</text:span></text:span></text:p>
      <text:p text:style-name="P2"><text:span text:style-name="None"><text:span text:style-name="T6">Enterprise Backend Software </text:span></text:span><text:span text:style-name="None"><text:span text:style-name="T7">Developer </text:span></text:span><text:span text:style-name="None"><text:span text:style-name="T8">(</text:span></text:span><text:span text:style-name="None"><text:span text:style-name="T9">computer programmer / code author</text:span></text:span><text:span text:style-name="None"><text:span text:style-name="T8">)</text:span></text:span></text:p>
      <text:p text:style-name="P2"><text:span text:style-name="Hyperlink.0"><text:span text:style-name="T10"/></text:span></text:p>
      <text:p text:style-name="P3"><text:span text:style-name="None"><text:span text:style-name="T11">Senior enterprise backend software developer passionate about code, both functional and imperative: I write mission-critical system backends across many domains, financial, transportation, telecommunications, e-commerce, defense, etc. I started at Sun Microsystems, Inc. assisting their top clients in implementation of JEE patterns with code quality. More recently I used AWS, Serverless, Spring, Network Bulkheads, Java Optional, Reactive eXtensions, NoSQL to design and author reliable Java systems deployed on AWS.</text:span></text:span></text:p>
      <text:p text:style-name="P4"><text:span text:style-name="Hyperlink.0"><text:span text:style-name="T12"/></text:span></text:p>
      <text:h text:style-name="P5" text:outline-level="2"><text:span text:style-name="None"><text:span text:style-name="T13">Skill</text:span></text:span><text:span text:style-name="None"><text:span text:style-name="T14">s</text:span></text:span><text:span text:style-name="None"><text:span text:style-name="T15"> / </text:span></text:span><text:span text:style-name="None"><text:span text:style-name="T14">Experience</text:span></text:span></text:h>
      <text:p text:style-name="P3">Java, Kotlin, Scala, Bash + Linux (Postman, Curl, jq, tmux), Spring Boot (REST, JSON), AWS (S3, SQS, Lambda, Pipelines, EC2), Reactive eXtensions (RxJava), Bulkheads (Hystrix), JEE Design Patterns, Microservices, ETL, SQL (Oracle, PostgreSQL, Maria/MySQL), NoSQL (Cassandra, Mongo<text:span text:style-name="T16">DB</text:span>), Messaging (<text:span text:style-name="T16">Kafka, </text:span>JMS, SQS, Rabbit, Active MQ), TDD (JUnit, Mockito, Wiremock, Gerkin, Cucumber), Encryption (SSH, H2-MAC, NTRU, XOR), RPC TCP UDP Networking (Wireshark, Protobuf, <text:span text:style-name="T16">gRPC, Redis</text:span>, Finagle, Wireshark, RMI, CORBA), Git, BDD, DDD, GitHub, Bitbucket, Nexus, Artifactory, Multi-factor Auth (OAUTH), Single Sign On, OSGi, Jenkins, Bamboo, Atlassian Tools, …</text:p>
      <text:p text:style-name="P6"><text:span text:style-name="T17"/></text:p>
      <text:h text:style-name="P7" text:outline-level="2"><text:span text:style-name="None"><text:span text:style-name="T18">Education, Certifications, Patents</text:span></text:span></text:h>
      <text:list xml:id="list2519178999" text:style-name="WW8Num1">
        <text:list-item>
          <text:list>
            <text:list-item>
              <text:p text:style-name="P8"><text:span text:style-name="None"><text:span text:style-name="T19">B.S. </text:span></text:span><text:span text:style-name="None"><text:span text:style-name="T20">in</text:span></text:span><text:span text:style-name="None"><text:span text:style-name="T19"> Computer Science </text:span></text:span><text:span text:style-name="None"><text:span text:style-name="T20">at</text:span></text:span><text:span text:style-name="None"><text:span text:style-name="T19"> University of Colorado, Boulder</text:span></text:span></text:p>
            </text:list-item>
            <text:list-item>
              <text:p text:style-name="P8"><text:span text:style-name="None"><text:span text:style-name="T19">Sun Certified Java Developer, Sun Certified Java Programmer</text:span></text:span></text:p>
            </text:list-item>
            <text:list-item>
              <text:p text:style-name="P8"><text:span text:style-name="None"><text:span text:style-name="T19">AWS Certified Developer </text:span></text:span><text:span text:style-name="None"><text:span text:style-name="T21">(in progress)</text:span></text:span></text:p>
            </text:list-item>
            <text:list-item>
              <text:p text:style-name="P8"><text:span text:style-name="None"><text:span text:style-name="T22">Patent: </text:span></text:span><text:a xlink:type="simple" xlink:href="http://www.patentgenius.com/patent/6907423.html" text:style-name="Internet_20_link" text:visited-style-name="Visited_20_Internet_20_Link"><text:span text:style-name="Hyperlink.1"><text:span text:style-name="T23">#6907423</text:span></text:span></text:a><text:span text:style-name="None"><text:span text:style-name="T22"> </text:span></text:span><text:span text:style-name="None"><text:span text:style-name="T24">(S</text:span></text:span><text:span text:style-name="None"><text:span text:style-name="T25">earch engine interface and method of controlling client searches</text:span></text:span><text:span text:style-name="None"><text:span text:style-name="T24">)</text:span></text:span></text:p>
            </text:list-item>
            <text:list-item>
              <text:p text:style-name="P8"><text:span text:style-name="None"><text:span text:style-name="T19">U</text:span></text:span><text:span text:style-name="None"><text:span text:style-name="T20">SMA </text:span></text:span><text:span text:style-name="None"><text:span text:style-name="T19">at West Point </text:span></text:span><text:span text:style-name="None"><text:span text:style-name="T26">(attended)</text:span></text:span></text:p>
            </text:list-item>
          </text:list>
        </text:list-item>
      </text:list>
      <text:p text:style-name="P9"><text:span text:style-name="T27"/></text:p>
      <text:h text:style-name="P7" text:outline-level="2"><text:span text:style-name="None"><text:span text:style-name="T28">Professional Experience</text:span></text:span></text:h>
      <text:p text:style-name="P10"><text:span text:style-name="T29">1</text:span>2/2023 <text:span text:style-name="T30">– </text:span><text:span text:style-name="T31">10</text:span><text:span text:style-name="T30">/202</text:span><text:span text:style-name="T32">5 </text:span><text:span text:style-name="T29">Marriott International</text:span>, Denver, CO</text:p>
      <text:p text:style-name="P11"><text:span text:style-name="T33">Senior Software </text:span><text:span text:style-name="T34">Developer</text:span></text:p>
      <text:list text:style-name="L1">
        <text:list-item>
          <text:p text:style-name="P12"><text:span text:style-name="T29">Platform Core team member. <text:s/>A</text:span>uthor of their <text:span text:style-name="T29">Universal StarterKit </text:span><text:span text:style-name="T35">application generator:</text:span></text:p>
          <text:list>
            <text:list-item>
              <text:p text:style-name="P13">Inbound Adapters: <text:span text:style-name="T36">REST, Kakfa Subcriber, </text:span><text:span text:style-name="T37">GraphQL</text:span><text:span text:style-name="T36">, </text:span><text:span text:style-name="T37">gRPC</text:span></text:p>
            </text:list-item>
            <text:list-item>
              <text:p text:style-name="P13">Outbound Adapters: <text:span text:style-name="T36">REST, Streaming REST, Kakfa Publisher, </text:span><text:span text:style-name="T38">GraphQL</text:span><text:span text:style-name="T36">, Elasticache (Redis), MongoDB, PostgreSQL</text:span></text:p>
            </text:list-item>
          </text:list>
        </text:list-item>
        <text:list-item>
          <text:p text:style-name="P13">Author their Hexagonal Architecture Sample Application.</text:p>
        </text:list-item>
        <text:list-item>
          <text:p text:style-name="P14">Author of their Platform Cache Library:</text:p>
          <text:list>
            <text:list-item>
              <text:p text:style-name="P14">Strategies: <text:span text:style-name="T36">Cache-Aside, Read-Through, Write-Around, Write-Back, Write-Through</text:span></text:p>
            </text:list-item>
            <text:list-item>
              <text:p text:style-name="P14">Eviction Policies: <text:span text:style-name="T36">LRU, LFU, TTL</text:span></text:p>
            </text:list-item>
            <text:list-item>
              <text:p text:style-name="P14">Levels: <text:span text:style-name="T36">1 (memory), 2 (remote/distributed)</text:span></text:p>
            </text:list-item>
            <text:list-item>
              <text:p text:style-name="P14">Providers: <text:span text:style-name="T36">Memory, Redis</text:span></text:p>
            </text:list-item>
          </text:list>
        </text:list-item>
        <text:list-item>
          <text:p text:style-name="P12"><text:span text:style-name="T35">Author of their S</text:span><text:span text:style-name="T29">treaming REST </text:span><text:span text:style-name="T35">C</text:span><text:span text:style-name="T29">lient </text:span><text:span text:style-name="T35">Platform Library – </text:span><text:span text:style-name="T39">Unlimited transfer size.</text:span></text:p>
        </text:list-item>
        <text:list-item>
          <text:p text:style-name="P15"><text:span text:style-name="T40">Features: </text:span><text:span text:style-name="T41">Reactive eXtensions, REST and command-line inbound adapters, REST, JPA, r2dbc Spring Data, JSON serialization/deserialization, filesystem storage, and other outbound adapters</text:span><text:span text:style-name="T40">.</text:span></text:p>
        </text:list-item>
        <text:list-item>
          <text:p text:style-name="P15"><text:span text:style-name="None"><text:span text:style-name="T42">Technologies: AWS </text:span></text:span><text:span text:style-name="None"><text:span text:style-name="T43">S3, Kubernetes</text:span></text:span><text:span text:style-name="None"><text:span text:style-name="T42">, </text:span></text:span><text:span text:style-name="None"><text:span text:style-name="T43">Lombok, </text:span></text:span><text:span text:style-name="None"><text:span text:style-name="T44">i</text:span></text:span><text:span text:style-name="None"><text:span text:style-name="T42">mmutables.org, REST, JSON + FasterXML Jackson, HttpClient, Java </text:span></text:span><text:span text:style-name="None"><text:span text:style-name="T43">2</text:span></text:span><text:span text:style-name="None"><text:span text:style-name="T42">1, </text:span></text:span><text:span text:style-name="None"><text:span text:style-name="T43">Junit</text:span></text:span><text:span text:style-name="None"><text:span text:style-name="T42">, Maven.</text:span></text:span></text:p>
        </text:list-item>
      </text:list>
      <text:h text:style-name="P16" text:outline-level="3"><text:span text:style-name="None"><text:span text:style-name="T42"/></text:span></text:h>
      <text:h text:style-name="P16" text:outline-level="3"><text:span text:style-name="None"><text:span text:style-name="T45">2</text:span></text:span><text:span text:style-name="None"><text:span text:style-name="T46">/202</text:span></text:span><text:span text:style-name="None"><text:span text:style-name="T47">3</text:span></text:span><text:span text:style-name="None"><text:span text:style-name="T46"> – </text:span></text:span><text:span text:style-name="None"><text:span text:style-name="T45">4</text:span></text:span><text:span text:style-name="None"><text:span text:style-name="T46">/202</text:span></text:span><text:span text:style-name="None"><text:span text:style-name="T45">4</text:span></text:span><text:span text:style-name="None"><text:span text:style-name="T46"> Software </text:span></text:span><text:span text:style-name="None"><text:span text:style-name="T45">Developer</text:span></text:span><text:span text:style-name="None"><text:span text:style-name="T46">, </text:span></text:span><text:span text:style-name="None"><text:span text:style-name="T45">Amtrak</text:span></text:span><text:span text:style-name="None"><text:span text:style-name="T48"> </text:span></text:span><text:span text:style-name="None"><text:span text:style-name="T49">(consul</text:span></text:span><text:span text:style-name="None"><text:span text:style-name="T50">t</text:span></text:span><text:span text:style-name="None"><text:span text:style-name="T49">ing)</text:span></text:span></text:h>
      <text:list text:style-name="WW8Num3">
        <text:list-item>
          <text:p text:style-name="P17"><text:span text:style-name="None"><text:span text:style-name="T51">Primary </text:span></text:span><text:span text:style-name="None"><text:span text:style-name="T52">code</text:span></text:span><text:span text:style-name="None"><text:span text:style-name="T51"> author </text:span></text:span><text:span text:style-name="None"><text:span text:style-name="T53">(30k+ lines of code) </text:span></text:span><text:span text:style-name="None"><text:span text:style-name="T51">of their AWS rewrite of their entire outbound email system for customer </text:span></text:span><text:soft-page-break/><text:span text:style-name="None"><text:span text:style-name="T51">purchase</text:span></text:span><text:span text:style-name="None"><text:span text:style-name="T54">s</text:span></text:span><text:span text:style-name="None"><text:span text:style-name="T51"> including trip information and sales receipts. <text:s/></text:span></text:span><text:span text:style-name="T23">Sales receipts and trip information listings </text:span><text:span text:style-name="T55">for</text:span><text:span text:style-name="T23"> all Amtrak trips, </text:span><text:span text:style-name="T55">with </text:span><text:span text:style-name="T23">add-ons, </text:span><text:span text:style-name="T55">and </text:span><text:span text:style-name="T23">purchase types, </text:span><text:span text:style-name="T55">across </text:span><text:span text:style-name="T23">all Amtrak stations, passenger classes, and third-party carrie</text:span><text:span text:style-name="T55">r</text:span><text:span text:style-name="T23">s.</text:span></text:p>
        </text:list-item>
        <text:list-item>
          <text:p text:style-name="P18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19"><text:span text:style-name="None"><text:span text:style-name="T51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20"><text:span text:style-name="None"><text:span text:style-name="T51"/></text:span></text:p>
      <text:h text:style-name="P21" text:outline-level="3"><text:span text:style-name="None"><text:span text:style-name="T56">6/</text:span></text:span><text:span text:style-name="None"><text:span text:style-name="T57">202</text:span></text:span><text:span text:style-name="None"><text:span text:style-name="T56">2</text:span></text:span><text:span text:style-name="None"><text:span text:style-name="T57"> – </text:span></text:span><text:span text:style-name="None"><text:span text:style-name="T56">1</text:span></text:span><text:span text:style-name="None"><text:span text:style-name="T57">/202</text:span></text:span><text:span text:style-name="None"><text:span text:style-name="T56">3</text:span></text:span><text:span text:style-name="None"><text:span text:style-name="T57"> </text:span></text:span><text:span text:style-name="None"><text:span text:style-name="T56">Senior </text:span></text:span><text:span text:style-name="None"><text:span text:style-name="T57">Software </text:span></text:span><text:span text:style-name="None"><text:span text:style-name="T56">Engineer</text:span></text:span><text:span text:style-name="None"><text:span text:style-name="T57">, </text:span></text:span><text:span text:style-name="None"><text:span text:style-name="T56">Global Healthcare Exchange </text:span></text:span><text:span text:style-name="None"><text:span text:style-name="T58">(GHX)</text:span></text:span></text:h>
      <text:list xml:id="list33379728" text:style-name="L2">
        <text:list-item>
          <text:p text:style-name="P22"><text:span text:style-name="None"><text:span text:style-name="T59">Lead team authoring software connecting hospital ERP and medical equipment purchasing systems to GHX</text:span></text:span><text:span text:style-name="None"><text:span text:style-name="T60">.</text:span></text:span></text:p>
        </text:list-item>
        <text:list-item>
          <text:p text:style-name="P23"><text:span text:style-name="None"><text:span text:style-name="T59">Used AWS EC2, SQS, S3, and Lambdas, Java, Oracle.</text:span></text:span></text:p>
        </text:list-item>
        <text:list-item>
          <text:p text:style-name="P23"><text:span text:style-name="None"><text:span text:style-name="T59">Web Services, FTP, sFTP, HTTP(S), JSON serialization/deserialization, SQL.</text:span></text:span></text:p>
        </text:list-item>
        <text:list-item>
          <text:p text:style-name="P23"><text:span text:style-name="None"><text:span text:style-name="T59">Deployed in 100’s of customer data centers, two week release cadence w/ prod deploy.</text:span></text:span></text:p>
        </text:list-item>
      </text:list>
      <text:p text:style-name="P24"><text:span text:style-name="None"><text:span text:style-name="T59"/></text:span></text:p>
      <text:h text:style-name="P25" text:outline-level="3"><text:span text:style-name="None"><text:span text:style-name="T61">2/</text:span></text:span><text:span text:style-name="None"><text:span text:style-name="T57">2020 – 5/2022 Software Developer, PayPal w/ TCS</text:span></text:span><text:span text:style-name="None"><text:span text:style-name="T62"> </text:span></text:span><text:span text:style-name="None"><text:span text:style-name="T63">(consulting)</text:span></text:span></text:h>
      <text:list text:continue-numbering="true" text:style-name="L2">
        <text:list-item>
          <text:p text:style-name="P26"><text:span text:style-name="None"><text:span text:style-name="T60">Implemented direct deposit signup services in Spring Boot.</text:span></text:span></text:p>
        </text:list-item>
        <text:list-item>
          <text:p text:style-name="P27"><text:span text:style-name="None"><text:span text:style-name="T60">Implemented account bank migrations, bank change, for all PayPal accounts in Spring Batch.</text:span></text:span></text:p>
        </text:list-item>
        <text:list-item>
          <text:p text:style-name="P27"><text:span text:style-name="None"><text:span text:style-name="T60">Maintained and implemented feature enhancements to a batch merchan</text:span></text:span><text:span text:style-name="None"><text:span text:style-name="T64">t</text:span></text:span><text:span text:style-name="None"><text:span text:style-name="T60"> report generation system.</text:span></text:span></text:p>
        </text:list-item>
      </text:list>
      <text:p text:style-name="P28"><text:span text:style-name="None"><text:span text:style-name="T60"/></text:span></text:p>
      <text:h text:style-name="P29" text:outline-level="3"><text:span text:style-name="None"><text:span text:style-name="T65">1</text:span></text:span><text:span text:style-name="None"><text:span text:style-name="T66">/201</text:span></text:span><text:span text:style-name="None"><text:span text:style-name="T65">9</text:span></text:span><text:span text:style-name="None"><text:span text:style-name="T57"> – </text:span></text:span><text:span text:style-name="None"><text:span text:style-name="T65">10</text:span></text:span><text:span text:style-name="None"><text:span text:style-name="T66">/201</text:span></text:span><text:span text:style-name="None"><text:span text:style-name="T65">9</text:span></text:span><text:span text:style-name="None"><text:span text:style-name="T66"> Software Engineer, </text:span></text:span><text:span text:style-name="None"><text:span text:style-name="T67">Arris/</text:span></text:span><text:span text:style-name="None"><text:span text:style-name="T66">Com</text:span></text:span><text:span text:style-name="None"><text:span text:style-name="T65">mscope</text:span></text:span><text:span text:style-name="None"><text:span text:style-name="T62"> </text:span></text:span><text:span text:style-name="None"><text:span text:style-name="T63">(consulting)</text:span></text:span></text:h>
      <text:list xml:id="list172133079619801" text:continue-list="list2519178999" text:style-name="WW8Num1">
        <text:list-item>
          <text:list>
            <text:list-item>
              <text:p text:style-name="P30"><text:span text:style-name="T68">Updated the video catalog and merchandising backend originally authored by Motorola for Bouygues Telecom, France</text:span><text:span text:style-name="T69">.</text:span></text:p>
            </text:list-item>
            <text:list-item>
              <text:p text:style-name="P31"><text:span text:style-name="T70">Java EE, Wild</text:span><text:span text:style-name="T68">F</text:span><text:span text:style-name="T70">ly, Glass</text:span><text:span text:style-name="T68">F</text:span><text:span text:style-name="T70">ish, Web</text:span><text:span text:style-name="T68">S</text:span><text:span text:style-name="T70">phere, REST, Wiremock, Mockito, Postman, Wireshark.</text:span></text:p>
            </text:list-item>
          </text:list>
        </text:list-item>
      </text:list>
      <text:p text:style-name="P32"><text:span text:style-name="T70"/></text:p>
      <text:h text:style-name="P29" text:outline-level="3"><text:span text:style-name="None"><text:span text:style-name="T66">1/2018</text:span></text:span><text:span text:style-name="None"><text:span text:style-name="T57"> – </text:span></text:span><text:span text:style-name="None"><text:span text:style-name="T66">4/2018 Software Engineer, Comcast, Corp.</text:span></text:span><text:span text:style-name="None"><text:span text:style-name="T71"> </text:span></text:span><text:span text:style-name="None"><text:span text:style-name="T72">(consulting)</text:span></text:span></text:h>
      <text:list xml:id="list172132974142550" text:continue-numbering="true" text:style-name="WW8Num1">
        <text:list-item>
          <text:list>
            <text:list-item>
              <text:p text:style-name="P33">Updated one Java system to Docker/Kubernetes, Java 11, Cucumber, Reactive Extensions, Git.</text:p>
            </text:list-item>
          </text:list>
        </text:list-item>
      </text:list>
      <text:p text:style-name="P34"/>
      <text:h text:style-name="P29" text:outline-level="3"><text:span text:style-name="None"><text:span text:style-name="T73">1/2016</text:span></text:span><text:span text:style-name="None"><text:span text:style-name="T57"> – </text:span></text:span><text:span text:style-name="None"><text:span text:style-name="T73">12/2017 Software Engineer, Charter Communications.</text:span></text:span><text:span text:style-name="None"><text:span text:style-name="T48"> </text:span></text:span><text:span text:style-name="None"><text:span text:style-name="T49">(consulting)</text:span></text:span></text:h>
      <text:list xml:id="list172132112910601" text:continue-numbering="true" text:style-name="WW8Num1">
        <text:list-item>
          <text:list>
            <text:list-item>
              <text:p text:style-name="P35">Maintained 100+ Java micro-services, added new micro-services all in Amazon Web Services.</text:p>
            </text:list-item>
            <text:list-item>
              <text:p text:style-name="P35">Linux, Netflix OSS, Cassandra NoSQL, Reactive Extensions, Java 8, SQS, SNS, S3, EC2, Active MQ, Mongo, Git, Spring.</text:p>
            </text:list-item>
          </text:list>
        </text:list-item>
      </text:list>
      <text:p text:style-name="P36"/>
      <text:h text:style-name="P29" text:outline-level="3"><text:span text:style-name="None"><text:span text:style-name="T74">9/2014</text:span></text:span><text:span text:style-name="None"><text:span text:style-name="T57"> – </text:span></text:span><text:span text:style-name="None"><text:span text:style-name="T75">2/</text:span></text:span><text:span text:style-name="None"><text:span text:style-name="T74">2015 Software Engineer, Comcast, Corp.</text:span></text:span><text:span text:style-name="None"><text:span text:style-name="T76"> </text:span></text:span><text:span text:style-name="None"><text:span text:style-name="T77">(consulting)</text:span></text:span></text:h>
      <text:list xml:id="list172132459668837" text:continue-numbering="true" text:style-name="WW8Num1">
        <text:list-item>
          <text:list>
            <text:list-item>
              <text:p text:style-name="P35">Designed and built “RxJDBC,” a Reactive Extension, RabbitMQ Message Oriented Middleware (MOM) front to an Oracle database as part of the Resiliency Project, Java, Git.</text:p>
            </text:list-item>
          </text:list>
        </text:list-item>
      </text:list>
      <text:p text:style-name="P36"/>
      <text:h text:style-name="P29" text:outline-level="3"><text:bookmark text:name="_DdeLink__417_1509657990"/><text:span text:style-name="None"><text:span text:style-name="T74">2/2014</text:span></text:span><text:span text:style-name="None"><text:span text:style-name="T57"> – </text:span></text:span><text:span text:style-name="None"><text:span text:style-name="T74">5/2014 Software Engineer, Tendril, Inc.</text:span></text:span></text:h>
      <text:list xml:id="list172133635107425" text:continue-numbering="true" text:style-name="WW8Num1">
        <text:list-item>
          <text:list>
            <text:list-item>
              <text:p text:style-name="P37"><text:span text:style-name="None"><text:span text:style-name="T19">Back-end dev-ops programmer on SOA Finagle+Protobuf+Cloud Java/Scala micro-services.</text:span></text:span></text:p>
            </text:list-item>
            <text:list-item>
              <text:p text:style-name="P37"><text:span text:style-name="None"><text:span text:style-name="T19">Atlassian, Cucumber BDD, PostgreSQL, Hadoop, Hibernate, Scala, Intelli-J IDEA, Git.</text:span></text:span></text:p>
            </text:list-item>
          </text:list>
        </text:list-item>
      </text:list>
      <text:p text:style-name="Body"><text:soft-page-break/><text:span text:style-name="None"><text:span text:style-name="T19"/></text:span></text:p>
      <text:h text:style-name="P29" text:outline-level="3"><text:span text:style-name="None"><text:span text:style-name="T74">2/2010</text:span></text:span><text:span text:style-name="None"><text:span text:style-name="T57"> – </text:span></text:span><text:span text:style-name="None"><text:span text:style-name="T74">12/2013 Senior Software Engineer, JDA Software Group, Inc.</text:span></text:span></text:h>
      <text:list xml:id="list172133960749065" text:continue-numbering="true" text:style-name="WW8Num1">
        <text:list-item>
          <text:list>
            <text:list-item>
              <text:p text:style-name="P37"><text:span text:style-name="None"><text:span text:style-name="T19">Project Lead for integration of iOS, Android mobile task system with legacy web-based system</text:span></text:span></text:p>
            </text:list-item>
            <text:list-item>
              <text:p text:style-name="P37"><text:span text:style-name="None"><text:span text:style-name="T19">Tasks roughly are E-mail messages enhanced for distributing and tracking business actions.</text:span></text:span></text:p>
            </text:list-item>
            <text:list-item>
              <text:p text:style-name="P37"><text:span text:style-name="None"><text:span text:style-name="T19">Customers included Fortune-500 companies. Scalability, performance were significant.</text:span></text:span></text:p>
            </text:list-item>
            <text:list-item>
              <text:p text:style-name="P37"><text:span text:style-name="None"><text:span text:style-name="T19">Technologies: OSGi, Gradle, Git, and Sql Server, Git, Mercurial, Subversion, CVS.</text:span></text:span></text:p>
            </text:list-item>
            <text:list-item>
              <text:p text:style-name="P37"><text:span text:style-name="None"><text:span text:style-name="T19">Extended and maintained legacy J2EE web-based task management system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38" text:outline-level="3"><text:span text:style-name="None"><text:span text:style-name="T78">1/</text:span></text:span><text:span text:style-name="None"><text:span text:style-name="T74">2008</text:span></text:span><text:span text:style-name="None"><text:span text:style-name="T57"> – </text:span></text:span><text:span text:style-name="None"><text:span text:style-name="T79">12/</text:span></text:span><text:span text:style-name="None"><text:span text:style-name="T74">2009 Independent Software Development Consultant</text:span></text:span></text:h>
      <text:list xml:id="list172133410828800" text:continue-numbering="true" text:style-name="WW8Num1">
        <text:list-item>
          <text:list>
            <text:list-item>
              <text:p text:style-name="P37"><text:span text:style-name="None"><text:span text:style-name="T19">Extended and maintained a JEE merchandise inventory system with MySQL DB, Java, Spring.</text:span></text:span></text:p>
            </text:list-item>
            <text:list-item>
              <text:p text:style-name="P37"><text:span text:style-name="None"><text:span text:style-name="T19">Customers: AmDocs, Etilize, Bell South, eBay, Frontier Airlines, Skyway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39" text:outline-level="3"><text:span text:style-name="None"><text:span text:style-name="T80">2/2007</text:span></text:span><text:span text:style-name="None"><text:span text:style-name="T57"> – </text:span></text:span><text:span text:style-name="None"><text:span text:style-name="T81">12/</text:span></text:span><text:span text:style-name="None"><text:span text:style-name="T74">2007 Chief Operation Officer, Evolution Hosting, Inc.</text:span></text:span></text:h>
      <text:list xml:id="list172133545414863" text:continue-numbering="true" text:style-name="WW8Num1">
        <text:list-item>
          <text:list>
            <text:list-item>
              <text:p text:style-name="P37"><text:span text:style-name="None"><text:span text:style-name="T19">Viawest data center Linux servers for J2EE applications with Java management software, Java, Linux, VMware, Zen, Amazon Web Services.</text:span></text:span></text:p>
            </text:list-item>
            <text:list-item>
              <text:p text:style-name="P37"><text:span text:style-name="None"><text:span text:style-name="T19">Large number of customers including Crocks, Wells Fargo, and Hunter Douglass, among others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40" text:outline-level="3"><text:span text:style-name="None"><text:span text:style-name="T82">2/</text:span></text:span><text:span text:style-name="None"><text:span text:style-name="T74">2004</text:span></text:span><text:span text:style-name="None"><text:span text:style-name="T57"> – </text:span></text:span><text:span text:style-name="None"><text:span text:style-name="T83">1/</text:span></text:span><text:span text:style-name="None"><text:span text:style-name="T74">2007 Independent Software Development Consultant</text:span></text:span></text:h>
      <text:list xml:id="list172132078963765" text:continue-numbering="true" text:style-name="WW8Num1">
        <text:list-item>
          <text:list>
            <text:list-item>
              <text:p text:style-name="P37"><text:span text:style-name="None"><text:span text:style-name="T19">Created NIO client with could reach 100 Mb/s scale message rates.</text:span></text:span></text:p>
            </text:list-item>
            <text:list-item>
              <text:p text:style-name="P37"><text:span text:style-name="None"><text:span text:style-name="T19">Created new web sites, Java.</text:span></text:span></text:p>
            </text:list-item>
            <text:list-item>
              <text:p text:style-name="P37"><text:span text:style-name="None"><text:span text:style-name="T19">Consulted at eBay, Frontier Airlines, Bell South, Skyway representing Sun Microsystems, Inc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41" text:outline-level="3"><text:span text:style-name="None"><text:span text:style-name="T84">2/</text:span></text:span><text:span text:style-name="None"><text:span text:style-name="T74">2002</text:span></text:span><text:span text:style-name="None"><text:span text:style-name="T57"> – </text:span></text:span><text:span text:style-name="None"><text:span text:style-name="T85">2/</text:span></text:span><text:span text:style-name="None"><text:span text:style-name="T74">2004 Senior Software Architect, Packexpo, Inc.</text:span></text:span></text:h>
      <text:list xml:id="list172133089990601" text:continue-numbering="true" text:style-name="WW8Num1">
        <text:list-item>
          <text:list>
            <text:list-item>
              <text:p text:style-name="P37"><text:span text:style-name="None"><text:span text:style-name="T19">Created a reporting systems for packaging advertising services.</text:span></text:span></text:p>
            </text:list-item>
            <text:list-item>
              <text:p text:style-name="P37"><text:span text:style-name="None"><text:span text:style-name="T19">Maintained packaging advertising web site.</text:span></text:span></text:p>
            </text:list-item>
            <text:list-item>
              <text:p text:style-name="P37"><text:span text:style-name="None"><text:span text:style-name="T19">Technologies: JBoss, Linux, MySQL, Intelli-J, BeanShell, JSP, Lzop'ed data stream for large DB backups over NFS mounts, Java, Groovy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42" text:outline-level="3"><text:span text:style-name="None"><text:span text:style-name="T86">2/</text:span></text:span><text:span text:style-name="None"><text:span text:style-name="T74">1999</text:span></text:span><text:span text:style-name="None"><text:span text:style-name="T57"> – </text:span></text:span><text:span text:style-name="None"><text:span text:style-name="T87">1/</text:span></text:span><text:span text:style-name="None"><text:span text:style-name="T74">2002 Java Consult</text:span></text:span><text:span text:style-name="None"><text:span text:style-name="T86">ing</text:span></text:span><text:span text:style-name="None"><text:span text:style-name="T74">, Sun Java Center, Sun Microsystems, Inc.</text:span></text:span></text:h>
      <text:list xml:id="list172134062314880" text:continue-numbering="true" text:style-name="WW8Num1">
        <text:list-item>
          <text:list>
            <text:list-item>
              <text:p text:style-name="P37"><text:span text:style-name="None"><text:span text:style-name="T19">Represented Sun for RUP, UP, SunTone, OOA&amp;D mentoring and J2EE coding, Java, SCCS, Teamware, RCS, Solaris, Java.</text:span></text:span></text:p>
            </text:list-item>
            <text:list-item>
              <text:p text:style-name="P37"><text:span text:style-name="None"><text:span text:style-name="T19">Consulted at Citigroup, Vanguard Fiduciary Trust, Credit Suisse.</text:span></text:span></text:p>
            </text:list-item>
            <text:list-item>
              <text:p text:style-name="P37"><text:span text:style-name="None"><text:span text:style-name="T19">Performed an Architecture Assessment recommending SOA and JEE which later was followed as advised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Heading_20_3" text:outline-level="3"><text:span text:style-name="None"><text:span text:style-name="T88">4/</text:span></text:span><text:span text:style-name="None"><text:span text:style-name="T74">1998 – </text:span></text:span><text:span text:style-name="None"><text:span text:style-name="T88">1/</text:span></text:span><text:span text:style-name="None"><text:span text:style-name="T74">1999 Java Developer, Sun Microsystems, Inc.</text:span></text:span></text:h>
      <text:list text:continue-numbering="true" text:style-name="WW8Num1">
        <text:list-item>
          <text:list>
            <text:list-item>
              <text:p text:style-name="P37"><text:span text:style-name="None"><text:span text:style-name="T19">Created web-based and Swing computer assisted training systems.</text:span></text:span></text:p>
            </text:list-item>
            <text:list-item>
              <text:p text:style-name="P37"><text:span text:style-name="None"><text:span text:style-name="T19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7" text:outline-level="2"><text:soft-page-break/><text:span text:style-name="None"><text:span text:style-name="T89">Software Architecture</text:span></text:span></text:h>
      <text:list xml:id="list1071782655" text:style-name="L3">
        <text:list-item>
          <text:p text:style-name="P43"><text:span text:style-name="T90">The C4 Model – Context, Containers, Components, Code</text:span><text:span text:style-name="T23">: </text:span><text:a xlink:type="simple" xlink:href="https://c4model.com/" text:style-name="Internet_20_link" text:visited-style-name="Visited_20_Internet_20_Link"><text:span text:style-name="Internet_20_link"><text:span text:style-name="T91">https://</text:span></text:span><text:span text:style-name="Internet_20_link"><text:span text:style-name="T92">c4model</text:span></text:span><text:span text:style-name="Internet_20_link"><text:span text:style-name="T91">.com</text:span></text:span></text:a></text:p>
        </text:list-item>
      </text:list>
      <text:p text:style-name="P44"><text:span text:style-name="Internet_20_link"><text:span text:style-name="T91"/></text:span></text:p>
      <text:h text:style-name="P7" text:outline-level="2"><text:span text:style-name="None"><text:span text:style-name="T46">Cod</text:span></text:span><text:span text:style-name="None"><text:span text:style-name="T93">e </text:span></text:span><text:span text:style-name="None"><text:span text:style-name="T94">Examples</text:span></text:span></text:h>
      <text:list text:continue-numbering="true" text:style-name="L3">
        <text:list-item>
          <text:p text:style-name="P43"><text:span text:style-name="T23">Finite State Machine: </text:span><text:a xlink:type="simple" xlink:href="https://github.com/chadwickboggs/fsm" text:style-name="Internet_20_link" text:visited-style-name="Visited_20_Internet_20_Link"><text:span text:style-name="Internet_20_link"><text:span text:style-name="T91">https://github.com/chadwickboggs/fsm</text:span></text:span></text:a></text:p>
        </text:list-item>
        <text:list-item>
          <text:p text:style-name="P43"><text:span text:style-name="T23">Crypto</text:span><text:span text:style-name="T95">graphy: </text:span><text:a xlink:type="simple" xlink:href="https://github.com/chadwickboggs/crypto" text:style-name="Internet_20_link" text:visited-style-name="Visited_20_Internet_20_Link"><text:span text:style-name="Internet_20_link"><text:span text:style-name="T91">https://github.com/chadwickboggs/crypto</text:span></text:span></text:a></text:p>
        </text:list-item>
        <text:list-item>
          <text:p text:style-name="P43"><text:span text:style-name="T96">Spring Boot</text:span><text:span text:style-name="T23">:</text:span><text:span text:style-name="T97"> </text:span><text:a xlink:type="simple" xlink:href="https://github.com/chadwickboggs/xchange" text:style-name="Internet_20_link" text:visited-style-name="Visited_20_Internet_20_Link"><text:span text:style-name="Internet_20_link"><text:span text:style-name="T98">https://github.com/chadwickboggs/xchange</text:span></text:span></text:a></text:p>
        </text:list-item>
      </text:list>
      <text:p text:style-name="P44"><text:span text:style-name="Internet_20_link"><text:span text:style-name="T98"/></text:span></text:p>
      <text:h text:style-name="P7" text:outline-level="2"><text:span text:style-name="None"><text:span text:style-name="T99">Profile Image</text:span></text:span></text:h>
      <text:list text:style-name="L4">
        <text:list-item>
          <text:p text:style-name="P45"><text:span text:style-name="T100">Tiffany Timbric: </text:span><text:a xlink:type="simple" xlink:href="http://tiffanytimbric.com/images/profile_image.jpg" text:style-name="Internet_20_link" text:visited-style-name="Visited_20_Internet_20_Link"><text:span text:style-name="T101">http://tiffanytimbric.com/images/profile_image.jpg</text:span></text:a></text:p>
        </text:list-item>
      </text:list>
      <text:p text:style-name="P46"><text:span text:style-name="None"><text:span text:style-name="T10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" svg:font-family="'Helvetica Neue'" style:font-pitch="variable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chapter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chapter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1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ListLabel_20_1" style:display-name="ListLabel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X86_64 LibreOffice_project/54047653041915e595ad4e45cccea684809c77b5</meta:generator>
    <dc:date>2025-09-27T17:18:15.432470000</dc:date>
    <meta:editing-duration>PT5H58M34S</meta:editing-duration>
    <meta:editing-cycles>163</meta:editing-cycles>
    <dc:creator>Tiffany Timbric</dc:creator>
    <meta:print-date>2024-09-19T15:44:55.290810514</meta:print-date>
    <meta:printed-by>PDF files: Tiffany Timbric</meta:printed-by>
    <meta:document-statistic meta:table-count="0" meta:image-count="0" meta:object-count="0" meta:page-count="4" meta:paragraph-count="87" meta:word-count="1066" meta:character-count="7887" meta:non-whitespace-character-count="6948"/>
  </office:meta>
</office:document-meta>
</file>